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3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6" style:family="paragraph" style:parent-style-name="Standard" style:list-style-name="WW8Num5">
      <style:paragraph-properties>
        <style:tab-stops>
          <style:tab-stop style:position="0in"/>
        </style:tab-stops>
      </style:paragraph-properties>
    </style:style>
    <style:style style:name="P7" style:family="paragraph" style:parent-style-name="Standard" style:list-style-name="WW8Num2">
      <style:paragraph-properties>
        <style:tab-stops>
          <style:tab-stop style:position="0in"/>
        </style:tab-stops>
      </style:paragraph-properties>
    </style:style>
    <style:style style:name="P8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P9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84b42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8" text:outline-level="2"><text:file-name text:display="name">UC01.03.02 - Criar Turm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3" office:value-type="date" office:date-value="2010-12-17">
            <text:p text:style-name="P1">17/12/10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9" text:outline-level="3">Pré-condições</text:h>
      <text:list xml:id="list1544674289" text:style-name="WW8Num5">
        <text:list-item>
          <text:p text:style-name="P6">Usuário autenticado no sistema com a permissão de Coordenador;</text:p>
        </text:list-item>
        <text:list-item>
          <text:p text:style-name="P6">Usuário acionou o comando Criar Turma no caso de uso base;</text:p>
        </text:list-item>
      </text:list>
      <text:list xml:id="list2161995566" text:style-name="WW8Num2">
        <text:list-header>
          <text:p text:style-name="P7"/>
        </text:list-header>
      </text:list>
      <text:h text:style-name="P9" text:outline-level="3">Atores</text:h>
      <text:p text:style-name="Text_20_body">Coordenador (primário)</text:p>
      <text:h text:style-name="P9" text:outline-level="3">Fluxo Principal</text:h>
      <text:list xml:id="list706001076" text:continue-list="list1544674289" text:style-name="WW8Num5">
        <text:list-item text:start-value="1">
          <text:p text:style-name="P6">Sistema exibe os seguintes campos, previamente selecionados no caso de uso base, somente para consulta:</text:p>
          <text:list>
            <text:list-item>
              <text:p text:style-name="P6">Sigla do Curso e Nome do Curso (TASI – Análise de Sistemas Informatizados) previamente selecionados;</text:p>
            </text:list-item>
            <text:list-item>
              <text:p text:style-name="P6">Período Letivo da Turma (p.ex.: 2011.1);</text:p>
            </text:list-item>
          </text:list>
        </text:list-item>
        <text:list-item>
          <text:p text:style-name="P6">Sistema solicita que os seguintes campos sejam informados para a nova turma:</text:p>
          <text:list>
            <text:list-item>
              <text:p text:style-name="P6">Matriz Curricular: uma lista de opções com as matrizes disponíveis do curso selecionado, exibindo a data de início da matriz (p.ex.01/01/2006), preselecionando a vigente mais recentemente;</text:p>
            </text:list-item>
            <text:list-item>
              <text:p text:style-name="P6">Disciplina: exibir sigla e nome das disciplinas de todos os componentes curriculares da matriz curricular selecionada anteriormente;</text:p>
            </text:list-item>
            <text:list-item>
              <text:p text:style-name="P6">Turno (p.ex. MANHÃ), no formato lista de opções;</text:p>
            </text:list-item>
            <text:list-item>
              <text:p text:style-name="P6">Grade de Horário (p.ex. A), no formato lista de opções, preselecionando A;</text:p>
            </text:list-item>
            <text:list-item>
              <text:p text:style-name="P6">Professor (opcionalmente): sistema exibe uma caixa de opções com todos os professores da instituição. Deve vir pré-selecionada a opção Sem Professor Alocado;</text:p>
            </text:list-item>
            <text:list-item>
              <text:p text:style-name="P6">Quantidade de Vagas;</text:p>
            </text:list-item>
          </text:list>
        </text:list-item>
        <text:list-item>
          <text:p text:style-name="P6">Usuário informa matriz curricular, disciplina, turno, grade de horário, professor (opcionalmente) e quantidade de vagas para a nova turma;</text:p>
        </text:list-item>
        <text:list-item>
          <text:p text:style-name="P6">Sistema informa, somente para leitura, os seguintes dados:</text:p>
          <text:list>
            <text:list-item>
              <text:p text:style-name="P6">Créditos do Componente Curricular selecionado (p.ex. 6);</text:p>
            </text:list-item>
            <text:list-item>
              <text:p text:style-name="P6">Carga Horária do Componente Curricular selecionado (p.ex. 120 horas/aula);</text:p>
            </text:list-item>
            <text:list-item>
              <text:p text:style-name="P6">Período Letivo do Componente selecionado na Matriz (p.ex. 1º Período);</text:p>
            </text:list-item>
            <text:list-item>
              <text:p text:style-name="P6">Tipo de Componente Curricular selecionado (p.ex. OBRIGATÓRIO);</text:p>
            </text:list-item>
          </text:list>
        </text:list-item>
        <text:list-item>
          <text:p text:style-name="P6">Sistema exibe a grade de alocações:</text:p>
          <text:list>
            <text:list-item>
              <text:p text:style-name="P6">No cabeçalho o sistema exibe:</text:p>
              <text:list>
                <text:list-item>
                  <text:p text:style-name="P6">O período do componente na matriz, de acordo com o sequencial do período previsto na matriz curricular para o componente selecionado. P.ex. (1o. Período);</text:p>
                </text:list-item>
                <text:list-item>
                  <text:p text:style-name="P6">Turno. P.ex. NOITE;</text:p>
                </text:list-item>
                <text:list-item>
                  <text:p text:style-name="P6">Grade de Horário;</text:p>
                </text:list-item>
              </text:list>
            </text:list-item>
            <text:list-item>
              <text:p text:style-name="P6">Para a tabela de grade horária:</text:p>
              <text:list>
                <text:list-item>
                  <text:p text:style-name="P6">Nas colunas os dias da semana (p.ex. SEG, TER);</text:p>
                </text:list-item>
                <text:list-item>
                  <text:p text:style-name="P6">Nas linhas o tempo de aula numérico (p.ex. 1)</text:p>
                </text:list-item>
              </text:list>
            </text:list-item>
            <text:list-item>
              <text:p text:style-name="P6">Para cada tempo de aula (célula da tabela) que esteja livre, ou seja, não esteja ocupado <text:soft-page-break/>por outra turma não cancelada daquele mesmo período do componente na matriz, no mesmo turno, na mesma grade, o sistema exibe uma caixa de seleção com os espaços disponíveis para aquele tempo de aula.</text:p>
            </text:list-item>
            <text:list-item>
              <text:p text:style-name="P6">Para os tempos ocupados o sistema exibe a sigla e a sala que ocupa em fonte normal;</text:p>
            </text:list-item>
          </text:list>
        </text:list-item>
        <text:list-item>
          <text:p text:style-name="P6">Usuário seleciona todos os tempos de aula (de acordo com a quantidade de créditos) e confirma;</text:p>
        </text:list-item>
        <text:list-item>
          <text:p text:style-name="P6">Sistema grava a nova turma <text:span text:style-name="T3">com </text:span>suas alocações, <text:span text:style-name="T3">e volta ao passo 1 do fluxo principal;</text:span></text:p>
        </text:list-item>
      </text:list>
      <text:p text:style-name="Standard"/>
      <text:h text:style-name="P9" text:outline-level="3">Fluxo Alternativo 1</text:h>
      <text:list xml:id="list1498175920" text:continue-list="list706001076" text:style-name="WW8Num5">
        <text:list-item text:start-value="1">
          <text:p text:style-name="P6">Usuário pode encerrar caso de uso a qualquer tempo, voltando ao passo 6 do caso de uso base;</text:p>
        </text:list-item>
      </text:list>
      <text:h text:style-name="P9" text:outline-level="3">Fluxo Alternativo 2</text:h>
      <text:list xml:id="list1287049236" text:continue-list="list1498175920" text:style-name="WW8Num5">
        <text:list-item text:start-value="1">
          <text:p text:style-name="P6">Usuário não selecionou a quantidade correta de tempos de aula para a turma. Sistema exibe mensagem de erro e volta ao passo 5;</text:p>
        </text:list-item>
      </text:list>
      <text:h text:style-name="P9" text:outline-level="3">Fluxo Alternativo 3</text:h>
      <text:list xml:id="list910133983" text:continue-list="list1287049236" text:style-name="WW8Num5">
        <text:list-item text:start-value="1">
          <text:p text:style-name="P6">Ocorreu conflito na formação da grade de horário em um ou mais tempos de aula. Embora o tempo de alocação seja previamente verificado, outro usuário pode simultaneamente alocar aquele tempo de aula em conflito. O sistema exibe uma mensagem indicado que houve conflito na alocação dos tempos de aula e volta ao passo 5, mantendo apenas as seleções que não conflitaram;</text:p>
        </text:list-item>
      </text:list>
      <text:h text:style-name="P9" text:outline-level="3">Fluxo Alternativo 4</text:h>
      <text:list xml:id="list1140743185" text:continue-list="list910133983" text:style-name="WW8Num5">
        <text:list-item text:start-value="1">
          <text:p text:style-name="P6">Houve a seleção de um espaço cuja quantidade máxima é menor que a quantidade de vagas ofertadas para a turma (ver RN07). O sistema deve volta ao passo 5, mantendo apenas as seleções que usaram espaços que não violam a regra;</text:p>
        </text:list-item>
      </text:list>
      <text:h text:style-name="P9" text:outline-level="3">Fluxo Alternativo 5</text:h>
      <text:list xml:id="list2016855010" text:continue-list="list1140743185" text:style-name="WW8Num5">
        <text:list-item text:start-value="1">
          <text:p text:style-name="P6">Ocorreu conflito de alocação de um espaço em um ou mais tempos de aula. Embora o espaço seja previamente verificado sobre sua disponibilidade naquele tempo de aula semanal, outro usuário pode simultaneamente alocar aquele espaço no mesmo tempo de aula. O sistema exibe uma mensagem indicado que houve conflito na ocupação dos espaços e volta ao passo 5, mantendo apenas as seleções que não conflitaram;</text:p>
        </text:list-item>
      </text:list>
      <text:h text:style-name="P9" text:outline-level="3">Fluxo Alternativo 6</text:h>
      <text:list xml:id="list460187927" text:continue-list="list2016855010" text:style-name="WW8Num5">
        <text:list-item text:start-value="1">
          <text:p text:style-name="P6">Ocorreu conflito de alocação do mesmo professor (independente da matrícula dele sendo alocada) em um ou mais tempos de aula. O sistema exibe uma mensagem indicado que houve conflito na alocação do professor e volta ao passo 5, mantendo apenas as seleções que não conflitaram;</text:p>
        </text:list-item>
      </text:list>
      <text:h text:style-name="P9" text:outline-level="3">Pós-condições</text:h>
      <text:list xml:id="list1697097295" text:continue-list="list460187927" text:style-name="WW8Num5">
        <text:list-item text:start-value="1">
          <text:p text:style-name="P6">Sistema criou uma nova turma com a situação de planejada;</text:p>
        </text:list-item>
        <text:list-item>
          <text:p text:style-name="P6">Sistema adicionou no log de auditoria a seguinte informação para o usuário logado: “Criada a turma do curso <text:span text:style-name="T1">TASI (Tecnologia em Sistemas Informatizados)</text:span>, no Período Letivo <text:span text:style-name="T1">2011.1</text:span>, disciplina <text:span text:style-name="T1">AL1 – Algoritmos e Linguagens de Programação I</text:span><text:span text:style-name="T2"> </text:span><text:span text:style-name="T2">na matriz curricular vigente desde </text:span><text:span text:style-name="T1">01/01/2006</text:span>, Turno <text:span text:style-name="T1">NOITE</text:span>, Grade <text:span text:style-name="T1">A</text:span><text:span text:style-name="T2">, </text:span><text:span text:style-name="T2">Professor </text:span><text:span text:style-name="T1">Sem Professor Alocado</text:span><text:span text:style-name="T2">, </text:span><text:span text:style-name="T2">com as </text:span><text:soft-page-break/><text:span text:style-name="T2">alocações </text:span><text:span text:style-name="T1">(SEG 2</text:span><text:span text:style-name="T1"><text:note text:id="ftn1" text:note-class="footnote"><text:note-citation>1</text:note-citation><text:note-body><text:p text:style-name="Footnote">Sequencial no número do tempo de aula do turno. No caso 2 porque é o segundo tempo de segunda-feira do turno da noite (18:20 até 19:00, por exemplo); </text:p></text:note-body></text:note></text:span><text:span text:style-name="T1"> Sala1, SEG 3 Sala 1,...)</text:span><text:span text:style-name="T2">”;</text:span></text:p>
        </text:list-item>
      </text:list>
      <text:h text:style-name="P9" text:outline-level="3">Regras de Negócio</text:h>
      <text:p text:style-name="P5">RN07</text:p>
      <text:p text:style-name="P4"/>
      <text:p text:style-name="P4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12-10T10:43:32</dc:date>
    <meta:editing-cycles>18</meta:editing-cycles>
    <meta:editing-duration>PT02H59M05S</meta:editing-duration>
    <meta:generator>OpenOffice.org/3.2$Linux OpenOffice.org_project/320m19$Build-9505</meta:generator>
    <dc:creator>mbelo </dc:creator>
    <meta:document-statistic meta:table-count="1" meta:image-count="0" meta:object-count="0" meta:page-count="3" meta:paragraph-count="60" meta:word-count="819" meta:character-count="4993"/>
    <meta:user-defined meta:name="_DocHome" meta:value-type="float">1971586133</meta:user-defined>
  </office:meta>
</office:document-meta>
</file>